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myriad-pro1" svg:font-family="myriad-pro, 'Helvetica Neue', Helvetica, Roboto, Arial, sans-serif"/>
    <style:font-face style:name="myriad-pro" svg:font-family="myriad-pro, ProximaNova,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741cm" fo:widows="1" fo:text-indent="0cm" style:auto-text-indent="false"/>
    </style:style>
    <style:style style:name="P2" style:family="paragraph" style:parent-style-name="Standard">
      <style:paragraph-properties fo:margin-left="0cm" fo:margin-right="0cm" style:line-height-at-least="0.741cm" fo:widows="1" fo:text-indent="0cm" style:auto-text-indent="false"/>
      <style:text-properties fo:font-variant="normal" fo:text-transform="none" fo:color="#333333" style:font-name="myriad-pro" fo:font-size="12pt" fo:letter-spacing="normal" fo:font-style="normal" fo:font-weight="normal"/>
    </style:style>
    <style:style style:name="P3" style:family="paragraph" style:parent-style-name="Text_20_body">
      <style:paragraph-properties fo:margin-left="0cm" fo:margin-right="0cm" style:line-height-at-least="0.741cm" fo:widows="1" fo:text-indent="0cm" style:auto-text-indent="false"/>
    </style:style>
    <style:style style:name="P4" style:family="paragraph" style:parent-style-name="Text_20_body">
      <style:paragraph-properties fo:margin-left="0cm" fo:margin-right="0cm" style:line-height-at-least="0.741cm" fo:widows="1" fo:text-indent="0cm" style:auto-text-indent="false"/>
      <style:text-properties fo:font-variant="normal" fo:text-transform="none" fo:color="#333333" style:font-name="myriad-pro" fo:font-size="12pt" fo:letter-spacing="normal" fo:font-style="normal" fo:font-weight="normal"/>
    </style:style>
    <style:style style:name="P5" style:family="paragraph" style:parent-style-name="Text_20_body">
      <style:text-properties fo:font-variant="normal" fo:text-transform="none" fo:color="#333333" style:font-name="myriad-pro" fo:font-size="12pt" fo:letter-spacing="normal" fo:font-style="normal" fo:font-weight="normal"/>
    </style:style>
    <style:style style:name="P6" style:family="paragraph" style:parent-style-name="Text_20_body">
      <style:text-properties fo:font-variant="normal" fo:text-transform="none" fo:color="#333333" style:font-name="myriad-pro" fo:font-size="12pt" fo:letter-spacing="normal" fo:font-style="normal" fo:font-weight="normal" officeooo:rsid="00207982" officeooo:paragraph-rsid="00207982"/>
    </style:style>
    <style:style style:name="P7" style:family="paragraph" style:parent-style-name="Text_20_body">
      <style:text-properties fo:font-variant="normal" fo:text-transform="none" fo:color="#333333" style:font-name="myriad-pro" fo:font-size="12pt" fo:letter-spacing="normal" fo:font-style="normal" fo:font-weight="normal" officeooo:rsid="0021a0b8" officeooo:paragraph-rsid="0021a0b8"/>
    </style:style>
    <style:style style:name="P8" style:family="paragraph" style:parent-style-name="Text_20_body">
      <style:text-properties fo:font-variant="normal" fo:text-transform="none" fo:color="#333333" style:font-name="myriad-pro" fo:font-size="12pt" fo:letter-spacing="normal" fo:font-style="normal" fo:font-weight="normal" officeooo:rsid="0023584c" officeooo:paragraph-rsid="0023584c"/>
    </style:style>
    <style:style style:name="P9" style:family="paragraph" style:parent-style-name="Text_20_body">
      <style:text-properties fo:font-variant="normal" fo:text-transform="none" fo:color="#333333" style:font-name="myriad-pro" fo:font-size="12pt" fo:letter-spacing="normal" fo:font-style="normal" fo:font-weight="normal" officeooo:rsid="00255636" officeooo:paragraph-rsid="00255636"/>
    </style:style>
    <style:style style:name="P10" style:family="paragraph" style:parent-style-name="Text_20_body">
      <style:text-properties fo:font-variant="normal" fo:text-transform="none" fo:color="#333333" style:font-name="myriad-pro1" fo:font-size="12pt" fo:letter-spacing="normal" fo:font-style="normal" fo:font-weight="normal" officeooo:rsid="00262f2f" officeooo:paragraph-rsid="00262f2f"/>
    </style:style>
    <style:style style:name="P11" style:family="paragraph" style:parent-style-name="Text_20_body">
      <style:text-properties fo:font-variant="normal" fo:text-transform="none" fo:color="#333333" style:font-name="myriad-pro1" fo:font-size="12pt" fo:letter-spacing="normal" fo:font-style="normal" fo:font-weight="normal" officeooo:rsid="0027e796" officeooo:paragraph-rsid="0027e796"/>
    </style:style>
    <style:style style:name="P12" style:family="paragraph" style:parent-style-name="Text_20_body">
      <style:text-properties fo:font-variant="normal" fo:text-transform="none" fo:color="#333333" style:font-name="myriad-pro1" fo:font-size="12pt" fo:letter-spacing="normal" fo:font-style="normal" fo:font-weight="normal" officeooo:rsid="002955a9" officeooo:paragraph-rsid="002955a9"/>
    </style:style>
    <style:style style:name="P13" style:family="paragraph" style:parent-style-name="Text_20_body">
      <style:text-properties fo:font-variant="normal" fo:text-transform="none" fo:color="#333333" style:font-name="myriad-pro1" fo:font-size="12pt" fo:letter-spacing="normal" fo:font-style="normal" fo:font-weight="normal" officeooo:rsid="002ab4e5" officeooo:paragraph-rsid="002ab4e5"/>
    </style:style>
    <style:style style:name="P14" style:family="paragraph" style:parent-style-name="Text_20_body">
      <style:text-properties fo:font-variant="normal" fo:text-transform="none" fo:color="#333333" style:font-name="myriad-pro1" fo:font-size="12pt" fo:letter-spacing="normal" fo:font-style="normal" fo:font-weight="normal" officeooo:rsid="002c9c49" officeooo:paragraph-rsid="002c9c49"/>
    </style:style>
    <style:style style:name="P15" style:family="paragraph" style:parent-style-name="Text_20_body">
      <style:text-properties fo:font-variant="normal" fo:text-transform="none" fo:color="#333333" style:font-name="myriad-pro" fo:font-size="12pt" fo:letter-spacing="normal" fo:font-style="normal" fo:font-weight="normal" officeooo:rsid="0021a0b8" officeooo:paragraph-rsid="0021a0b8"/>
    </style:style>
    <style:style style:name="P16" style:family="paragraph" style:parent-style-name="Text_20_body">
      <style:text-properties fo:font-variant="normal" fo:text-transform="none" fo:color="#333333" style:font-name="myriad-pro" fo:font-size="12pt" fo:letter-spacing="normal" fo:font-style="normal" fo:font-weight="normal" officeooo:rsid="002ec2d5" officeooo:paragraph-rsid="002ec2d5"/>
    </style:style>
    <style:style style:name="P17" style:family="paragraph" style:parent-style-name="Text_20_body" style:list-style-name="L1">
      <style:paragraph-properties fo:margin-left="0cm" fo:margin-right="0cm" fo:margin-top="0cm" fo:margin-bottom="0cm" style:contextual-spacing="false" style:line-height-at-least="0.741cm" fo:widows="1" fo:text-indent="0cm" style:auto-text-indent="false" fo:padding="0cm" fo:border="none"/>
    </style:style>
    <style:style style:name="T1" style:family="text">
      <style:text-properties fo:font-variant="normal" fo:text-transform="none" fo:color="#333333" style:font-name="myriad-pro" fo:font-size="12pt" fo:letter-spacing="normal" fo:font-style="normal" fo:font-weight="normal"/>
    </style:style>
    <style:style style:name="T2" style:family="text">
      <style:text-properties fo:font-variant="normal" fo:text-transform="none" fo:color="#333333" style:font-name="myriad-pro" fo:font-size="12pt" fo:letter-spacing="normal" fo:font-style="normal" fo:font-weight="bold"/>
    </style:style>
    <style:style style:name="T3" style:family="text">
      <style:text-properties fo:font-variant="normal" fo:text-transform="none" fo:color="#333333" fo:letter-spacing="normal"/>
    </style:style>
    <style:style style:name="T4" style:family="text">
      <style:text-properties fo:font-variant="normal" fo:text-transform="none" fo:color="#333333" style:font-name="Consolas" fo:letter-spacing="normal" fo:font-style="normal" fo:font-weight="normal" fo:padding="0.049cm" fo:border="0.06pt solid #3e4245"/>
    </style:style>
    <style:style style:name="T5" style:family="text">
      <style:text-properties fo:font-variant="normal" fo:text-transform="none" fo:color="#333333" style:font-name="Consolas" fo:font-size="12pt" fo:letter-spacing="normal" fo:font-style="normal" fo:font-weight="normal" fo:padding="0.049cm" fo:border="0.06pt solid #3e4245"/>
    </style:style>
    <style:style style:name="T6" style:family="text">
      <style:text-properties fo:font-weight="bold"/>
    </style:style>
    <style:style style:name="T7" style:family="text">
      <style:text-properties style:font-name="Consolas" fo:padding="0.049cm" fo:border="0.06pt solid #3e4245"/>
    </style:style>
    <style:style style:name="T8" style:family="text">
      <style:text-properties fo:font-style="italic"/>
    </style:style>
    <style:style style:name="T9" style:family="text">
      <style:text-properties style:font-name="myriad-pro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uby defines the attributes and behaviors of its objects in </text:span><text:span text:style-name="Strong_20_Emphasis"><text:span text:style-name="T2">classes</text:span></text:span><text:span text:style-name="T1">. You can think of classes as basic outlines of what an object should be made of and what it should be able to do.</text:span></text:p>
      <text:p text:style-name="P1"><text:span text:style-name="T3"> </text:span><text:span text:style-name="T1">This entire workflow of creating a new object or instance from a class is called </text:span><text:span text:style-name="Strong_20_Emphasis"><text:span text:style-name="T2">instantiation</text:span></text:span><text:span text:style-name="T1">, so we can also say that we've instantiated an object called </text:span><text:span text:style-name="Source_20_Text"><text:span text:style-name="T4">sparky</text:span></text:span><text:span text:style-name="T3"> </text:span><text:span text:style-name="T1">from the class </text:span><text:span text:style-name="Source_20_Text"><text:span text:style-name="T4">GoodDog</text:span></text:span><text:span text:style-name="T1">.</text:span></text:p>
      <text:p text:style-name="P1"><text:span text:style-name="T1">A </text:span><text:span text:style-name="Strong_20_Emphasis"><text:span text:style-name="T2">module</text:span></text:span><text:span text:style-name="T3"> </text:span><text:span text:style-name="T1">is a collection of behaviors that is useable in other classes via</text:span><text:span text:style-name="Strong_20_Emphasis"><text:span text:style-name="T2">mixins</text:span></text:span><text:span text:style-name="T1">. A module is "mixed in" to a class using the </text:span><text:span text:style-name="Source_20_Text"><text:span text:style-name="T4">include</text:span></text:span><text:span text:style-name="T3"> </text:span><text:span text:style-name="T1">reserved word. </text:span></text:p>
      <text:p text:style-name="P2">Ruby has a distinct lookup path that it follows each time a method is called.</text:p>
      <text:p text:style-name="P2">You'll notice something new here. The <text:span text:style-name="Source_20_Text"><text:span text:style-name="T7">@name</text:span></text:span> variable looks different because it has the <text:span text:style-name="Source_20_Text"><text:span text:style-name="T7">@</text:span></text:span> symbol in front of it. This is called an <text:span text:style-name="Strong_20_Emphasis"><text:span text:style-name="T6">instance variable</text:span></text:span>. It is a variable that exists as long as the object instance exists and it is one of the ways we tie data to objects. It does not "die" after the initialize method is run. It "lives on", to be referenced, until the object instance is destroyed.</text:p>
      <text:p text:style-name="P4">So far, all the methods we've created are instance methods. That is, they are methods that pertain to an instance or object of the class. There are also class level methods, called <text:span text:style-name="Strong_20_Emphasis"><text:span text:style-name="T6">class methods</text:span></text:span>. Class methods are methods we can call directly on the class itself, without having to instantiate any objects. We haven't implemented any class methods at this point, so let's do that now.</text:p>
      <text:p text:style-name="P3"><text:span text:style-name="T1">Just as instance variables capture information related to specific instances of classes (i.e., objects), we can create variables for an entire class that are appropriately named </text:span><text:span text:style-name="Strong_20_Emphasis"><text:span text:style-name="T2">class variables</text:span></text:span><text:span text:style-name="T1">. Class variables are created using two </text:span><text:span text:style-name="Source_20_Text"><text:span text:style-name="T4">@</text:span></text:span><text:span text:style-name="T1">symbols like so: </text:span><text:span text:style-name="Source_20_Text"><text:span text:style-name="T4">@@</text:span></text:span><text:span text:style-name="T1">. Let's create a class variable and a class method to view that variable.</text:span></text:p>
      <text:p text:style-name="P3"><text:span text:style-name="T1">When creating classes there may also be certain variables that you never want to change. You can do this by creating what are called </text:span><text:span text:style-name="Strong_20_Emphasis"><text:span text:style-name="T2">constants</text:span></text:span><text:span text:style-name="T1">. You define a constant by using an upper case letter at the beginning of the variable name. While technically constants just need to begin with a capital letter, most Rubyists will make the entire variable uppercase.</text:span></text:p>
      <text:p text:style-name="P3"><text:span text:style-name="T1">In the previous chapter we talked briefly about inheritance. </text:span><text:span text:style-name="Strong_20_Emphasis"><text:span text:style-name="T2">Inheritance</text:span></text:span><text:span text:style-name="T1"> is when a class </text:span><text:span text:style-name="Strong_20_Emphasis"><text:span text:style-name="T2">inherits</text:span></text:span><text:span text:style-name="T1"> behavior from another class. The class that is inheriting behavior is called the subclass and the class it inherits from is called the superclass.</text:span></text:p>
      <text:p text:style-name="Text_20_body"><text:soft-page-break/><text:line-break/><text:span text:style-name="T1">The first use case we'll discuss is using modules for </text:span><text:span text:style-name="Strong_20_Emphasis"><text:span text:style-name="T2">namespacing</text:span></text:span><text:span text:style-name="T1">. In this context, namespacing means organizing similar classes under a module. In other words, we'll use modules to group related classes. </text:span></text:p>
      <text:p text:style-name="P5">Therein lies the first advantage of using modules for namespacing. It becomes easy for us to recognize related classes in our code. The second advantage is it reduces the likelihood of our classes colliding with other similarly named classes in our codebase. Here's how we do it:</text:p>
      <text:p text:style-name="P5">The second use case for modules we'll look at is using modules as a <text:span text:style-name="Strong_20_Emphasis"><text:span text:style-name="T6">container</text:span></text:span>for methods, called module methods. This involves using modules to house other methods. This is very useful for methods that seem out of place within your code. Let's use our <text:span text:style-name="Source_20_Text"><text:span text:style-name="T7">Mammal</text:span></text:span> module to demonstrate:</text:p>
      <text:p text:style-name="P5">A <text:span text:style-name="Strong_20_Emphasis"><text:span text:style-name="T6">public method</text:span></text:span> is a method that is available to anyone who knows either the class name or the object's name. These methods are readily available for the rest of the program to use and comprise the class's <text:span text:style-name="Emphasis"><text:span text:style-name="T8">interface</text:span></text:span> (that's how other classes and objects will interact with this class and its objects).</text:p>
      <text:p text:style-name="Text_20_body"><text:line-break/><text:span text:style-name="T1">Sometimes you'll have methods that are doing work in the class but don't need to be available to the rest of the program. These methods can be defined as</text:span><text:span text:style-name="Strong_20_Emphasis"><text:span text:style-name="T2">private</text:span></text:span><text:span text:style-name="T1">. How do we define private methods? We use the reserved word </text:span><text:span text:style-name="Source_20_Text"><text:span text:style-name="T4">private</text:span></text:span><text:span text:style-name="T1">in our program and anything below it is private (unless another reserved word is placed after it to negate it).</text:span></text:p>
      <text:p text:style-name="Text_20_body"><text:span text:style-name="T3"> </text:span><text:span text:style-name="T1">We can use the </text:span><text:span text:style-name="Source_20_Text"><text:span text:style-name="T5">protected</text:span></text:span><text:span text:style-name="T1">keyword to create </text:span><text:span text:style-name="Strong_20_Emphasis"><text:span text:style-name="T2">protected</text:span></text:span><text:span text:style-name="T1"> methods. The easiest way to understand protected methods is to follow these two rules:</text:span></text:p>
      <text:list xml:id="list239225409212109734" text:style-name="L1">
        <text:list-item>
          <text:p text:style-name="P17"><text:span text:style-name="T1">from outside the class, </text:span><text:span text:style-name="Source_20_Text"><text:span text:style-name="T5">protected</text:span></text:span><text:span text:style-name="T1"> methods act just like </text:span><text:span text:style-name="Source_20_Text"><text:span text:style-name="T5">private</text:span></text:span><text:span text:style-name="T1"> methods.</text:span></text:p>
        </text:list-item>
        <text:list-item>
          <text:p text:style-name="P17"><text:span text:style-name="T1">from inside the class, </text:span><text:span text:style-name="Source_20_Text"><text:span text:style-name="T5">protected</text:span></text:span><text:span text:style-name="T1"> methods are accessible just like </text:span><text:span text:style-name="Source_20_Text"><text:span text:style-name="T5">public</text:span></text:span><text:span text:style-name="T1">methods.</text:span></text:p>
        </text:list-item>
      </text:list>
      <text:p text:style-name="P5"/>
      <text:p text:style-name="P5"/>
      <text:p text:style-name="P5"/>
      <text:p text:style-name="P5"/>
      <text:p text:style-name="P5"/>
      <text:p text:style-name="P6">Rozdziały 2-6</text:p>
      <text:p text:style-name="P6"/>
      <text:p text:style-name="P6"/>
      <text:p text:style-name="P6"/>
      <text:p text:style-name="P6"><text:soft-page-break/><text:span text:style-name="T9">The method lookup path is the order in which Ruby will traverse the class hierarchy to look for methods to invoke. For example, say you have a </text:span><text:span text:style-name="Source_20_Text"><text:span text:style-name="T7">Bulldog</text:span></text:span> <text:span text:style-name="T9">object called </text:span><text:span text:style-name="Source_20_Text"><text:span text:style-name="T7">bud</text:span></text:span> <text:span text:style-name="T9">and you call: </text:span><text:span text:style-name="Source_20_Text"><text:span text:style-name="T7">bud.swim</text:span></text:span><text:span text:style-name="T9">. Ruby will first look for a method called </text:span><text:span text:style-name="Source_20_Text"><text:span text:style-name="T7">swim</text:span></text:span> <text:span text:style-name="T9">in the </text:span><text:span text:style-name="Source_20_Text"><text:span text:style-name="T7">Bulldog</text:span></text:span> <text:span text:style-name="T9">class, then traverse up the chain of super-classes; it will invoke the first method called </text:span><text:span text:style-name="Source_20_Text"><text:span text:style-name="T7">swim</text:span></text:span> <text:span text:style-name="T9">and stop its traversal.</text:span></text:p>
      <text:p text:style-name="P6"/>
      <text:p text:style-name="P7"><text:a xlink:type="simple" xlink:href="https://launchschool.com/lessons/dfff5f6b/assignments/d632a90f"><text:span text:style-name="T9">https://launchschool.com/lessons/dfff5f6b/assignments/d632a90f</text:span></text:a></text:p>
      <text:p text:style-name="P7"><text:a xlink:type="simple" xlink:href="https://launchschool.com/lessons/dfff5f6b/assignments/3b584726"><text:span text:style-name="T9">https://launchschool.com/lessons/dfff5f6b/assignments/3b584726</text:span></text:a></text:p>
      <text:p text:style-name="P16"><text:span text:style-name="T9">https://launchschool.com/lessons/d2f05460/assignments/36645462</text:span></text:p>
      <text:p text:style-name="P8"><text:a xlink:type="simple" xlink:href="https://launchschool.com/lessons/d2f05460/assignments/9cadd494"><text:span text:style-name="T9">https://launchschool.com/lessons/d2f05460/assignments/9cadd494</text:span></text:a></text:p>
      <text:p text:style-name="P9"><text:a xlink:type="simple" xlink:href="https://launchschool.com/lessons/d2f05460/assignments/b4f9e5b7"><text:span text:style-name="T9">https://launchschool.com/lessons/d2f05460/assignments/b4f9e5b7</text:span></text:a></text:p>
      <text:p text:style-name="P9"><text:a xlink:type="simple" xlink:href="https://launchschool.com/lessons/d2f05460/assignments/b8928e96"><text:span text:style-name="T9">https://launchschool.com/lessons/d2f05460/assignments/b8928e96</text:span></text:a></text:p>
      <text:p text:style-name="P10"><text:a xlink:type="simple" xlink:href="https://launchschool.com/lessons/d2f05460/assignments/9a7db2ee">https://launchschool.com/lessons/d2f05460/assignments/9a7db2ee</text:a></text:p>
      <text:p text:style-name="P11"><text:a xlink:type="simple" xlink:href="https://launchschool.com/lessons/c0400a9c/assignments/0a7a9177">https://launchschool.com/lessons/c0400a9c/assignments/0a7a9177</text:a></text:p>
      <text:p text:style-name="P12"><text:a xlink:type="simple" xlink:href="https://launchschool.com/lessons/c0400a9c/assignments/ff802368">https://launchschool.com/lessons/c0400a9c/assignments/ff802368</text:a></text:p>
      <text:p text:style-name="P12"><text:a xlink:type="simple" xlink:href="https://launchschool.com/lessons/c0400a9c/assignments/5a060a20">https://launchschool.com/lessons/c0400a9c/assignments/5a060a20</text:a></text:p>
      <text:p text:style-name="P13"><text:a xlink:type="simple" xlink:href="https://launchschool.com/lessons/dd2ae827/assignments/3a8a5aa5">https://launchschool.com/lessons/dd2ae827/assignments/3a8a5aa5</text:a></text:p>
      <text:p text:style-name="P14"><text:a xlink:type="simple" xlink:href="https://launchschool.com/lessons/dd2ae827/assignments/fe2ff54a">https://launchschool.com/lessons/dd2ae827/assignments/fe2ff54a</text:a></text:p>
      <text:p text:style-name="P14"><text:a xlink:type="simple" xlink:href="https://launchschool.com/lessons/dd2ae827/assignments/bcce2222">https://launchschool.com/lessons/dd2ae827/assignments/bcce2222</text:a></text:p>
      <text:p text:style-name="P14">https://launchschool.com/lessons/dd2ae827/assignments/cf0f8d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Andale Mono', 'Ubuntu Mono', monospace"/>
    <style:font-face style:name="myriad-pro1" svg:font-family="myriad-pro, 'Helvetica Neue', Helvetica, Roboto, Arial, sans-serif"/>
    <style:font-face style:name="myriad-pro" svg:font-family="myriad-pro, ProximaNova,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5:29:49.850824775</meta:creation-date>
    <dc:date>2017-01-16T16:12:33.881435585</dc:date>
    <meta:editing-duration>PT45M55S</meta:editing-duration>
    <meta:editing-cycles>3</meta:editing-cycles>
    <meta:generator>LibreOffice/4.2.8.2$Linux_X86_64 LibreOffice_project/420m0$Build-2</meta:generator>
    <meta:document-statistic meta:table-count="0" meta:image-count="0" meta:object-count="0" meta:page-count="3" meta:paragraph-count="33" meta:word-count="768" meta:character-count="5254" meta:non-whitespace-character-count="4515"/>
  </office:meta>
</office:document-meta>
</file>